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bbe7" officeooo:paragraph-rsid="000dbb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8:47:11.292315588</meta:creation-date>
    <dc:date>2023-05-30T08:47:44.160174657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7.2.7.2$Linux_X86_64 LibreOffice_project/20$Build-2</meta:generator>
  </office:meta>
</office:document-meta>
</file>